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ercice 12,2 pg82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0.869" calcext:value-type="float">
            <text:p>0,869</text:p>
          </table:table-cell>
          <table:table-cell office:value-type="float" office:value="-159" calcext:value-type="float">
            <text:p>-159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0.031" calcext:value-type="float">
            <text:p>0,03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float" office:value="4.25" calcext:value-type="float">
            <text:p>4,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float" office:value="0.507" calcext:value-type="float">
            <text:p>0,507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0.336" calcext:value-type="float">
            <text:p>0,336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formula="of:=(1-([.B4]*[.B4])-([.B7]*[.B7])+[.B9]*[.B9])/(2*([.B5]*[.B6]))" office:value-type="float" office:value="0.382110056925996" calcext:value-type="float">
            <text:p>0,382110056925996</text:p>
          </table:table-cell>
          <table:table-cell/>
        </table:table-row>
        <table:table-row table:style-name="ro1">
          <table:table-cell office:value-type="string" calcext:value-type="string">
            <text:p>µ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</text:p>
          </table:table-cell>
          <table:table-cell table:formula="of:=([.B5]*[.B6])/([.B7]*[.B7]-[.B9]*[.B9])" office:value-type="float" office:value="0.91395947361484" calcext:value-type="float">
            <text:p>0,91395947361484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</text:p>
          </table:table-cell>
          <table:table-cell table:formula="of:=([.B5]*[.B6])/([.B4]*[.B4]-[.B9]*[.B9])" office:value-type="float" office:value="0.205133395093925" calcext:value-type="float">
            <text:p>0,2051333950939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09:33:54.764500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0:39:11.414064331</meta:creation-date>
    <dc:date>2017-06-02T10:20:26.011939176</dc:date>
    <meta:editing-duration>P1DT59M9S</meta:editing-duration>
    <meta:editing-cycles>4</meta:editing-cycles>
    <meta:generator>LibreOffice/5.3.1.2$Linux_X86_64 LibreOffice_project/30m0$Build-2</meta:generator>
    <meta:document-statistic meta:table-count="1" meta:cell-count="24" meta:object-count="0"/>
  </office:meta>
</office:document-meta>
</file>